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JARDOTTY" svg:font-family="JARDOTTY" style:font-pitch="variable"/>
    <style:font-face style:name="Linux Libertine Display O" svg:font-family="'Linux Libertine Display O'"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4efe0" style:font-size-asian="15pt" style:font-name-complex="Garamond" style:font-size-complex="15pt"/>
    </style:style>
    <style:style style:name="P2" style:family="paragraph" style:parent-style-name="Standard">
      <style:paragraph-properties fo:margin-top="0.106cm" fo:margin-bottom="0.106cm" loext:contextual-spacing="false" style:line-height-at-least="0.353cm" fo:text-align="start" style:justify-single-word="false"/>
      <style:text-properties style:font-name="Streetwear" fo:font-size="22pt" officeooo:rsid="000515e9" officeooo:paragraph-rsid="0004efe0" style:font-size-asian="22pt" style:font-name-complex="Garamond" style:font-size-complex="22pt"/>
    </style:style>
    <style:style style:name="P3" style:family="paragraph" style:parent-style-name="Standard">
      <style:paragraph-properties fo:margin-top="0.106cm" fo:margin-bottom="0.106cm" loext:contextual-spacing="false" style:line-height-at-least="0.353cm" fo:text-align="start" style:justify-single-word="false"/>
      <style:text-properties fo:font-size="14pt" officeooo:rsid="000515e9" officeooo:paragraph-rsid="0004efe0" style:font-size-asian="14pt" style:font-size-complex="14pt"/>
    </style:style>
    <style:style style:name="P4" style:family="paragraph" style:parent-style-name="Standard">
      <style:paragraph-properties fo:margin-top="0.106cm" fo:margin-bottom="0.106cm" loext:contextual-spacing="false" style:line-height-at-least="0.353cm" fo:text-align="justify" style:justify-single-word="false" fo:break-before="page"/>
      <style:text-properties style:font-name="Garamond" fo:font-size="10pt" officeooo:paragraph-rsid="0004efe0" style:font-size-asian="10pt" style:font-name-complex="Garamond" style:font-size-complex="15pt"/>
    </style:style>
    <style:style style:name="T1" style:family="text">
      <style:text-properties style:font-name="Impact"/>
    </style:style>
    <style:style style:name="T2" style:family="text">
      <style:text-properties style:font-name="Impact" officeooo:rsid="000a362c"/>
    </style:style>
    <style:style style:name="T3" style:family="text">
      <style:text-properties style:font-name="Impact" officeooo:rsid="000eac39"/>
    </style:style>
    <style:style style:name="T4" style:family="text">
      <style:text-properties style:font-name="Impact" officeooo:rsid="00111b5d"/>
    </style:style>
    <style:style style:name="T5" style:family="text">
      <style:text-properties style:font-name="Impact" officeooo:rsid="0004efe0"/>
    </style:style>
    <style:style style:name="T6" style:family="text">
      <style:text-properties officeooo:rsid="00111b5d"/>
    </style:style>
    <style:style style:name="T7" style:family="text">
      <style:text-properties officeooo:rsid="0004efe0"/>
    </style:style>
    <style:style style:name="T8" style:family="text">
      <style:text-properties style:font-name="JARDOTTY"/>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text:p>
      <text:p text:style-name="P2"><text:span text:style-name="T1">Chapter XX</text:span><text:span text:style-name="T4">I</text:span><text:span text:style-name="T5">X</text:span> – <text:span text:style-name="T7">Natural Habits</text:span></text:p>
      <text:p text:style-name="P1">1. Dispositions given by heredity are in our (<text:span text:style-name="T8">body</text:span>) (<text:span text:style-name="T8">soul</text:span>).</text:p>
      <text:p text:style-name="P1">2. Those acquired before the use of reason are in our (<text:span text:style-name="T8">body</text:span>) (<text:span text:style-name="T8">soul</text:span>).</text:p>
      <text:p text:style-name="P1">3. Those generated by our human acts are in our <text:s/>_ _ _ _ _ _ _ <text:s/>and <text:s/>_ _ _ _ _ _ _ .</text:p>
      <text:p text:style-name="P1">4. A habit is a <text:s/>_ _ _ _ _ _ _ <text:s/>tendency which is produced by our <text:s/>_ _ _ _ _ _ _ acts, and which helps or hinders action in line with our <text:s/>_ _ _ _ _ _ _ <text:s/>and <text:s/>_ _ _ _ _ _ _ .</text:p>
      <text:p text:style-name="P1">5. A habit which helps us to act in line with our nature and end is called a <text:s/>_ _ _ _ _ _ _ ; one that hinders us is called a <text:s/>_ _ _ _ _ _ _ <text:s/>habit.</text:p>
      <text:p text:style-name="P1">6. Habits normally originate through <text:s/>_ _ _ _ _ _ _ <text:s/>of their acts.</text:p>
      <text:p text:style-name="P1">7. An exception is the habit of first <text:s/>_ _ _ _ _ _ _ .</text:p>
      <text:p text:style-name="P1">8. We increase habits by doing acts that are more <text:s/>_ _ _ _ _ _ _ <text:s/>than the habit.</text:p>
      <text:p text:style-name="P1">9. We destroy a habit by doing acts of the <text:s/>_ _ _ _ _ _ _ <text:s/>habit.</text:p>
      <text:p text:style-name="P1">10. To gain a habit, I should make a strong <text:s/>_ _ _ _ _ _ _ <text:s/>at the start.</text:p>
      <text:p text:style-name="P1">11. I should back this up with as many good <text:s/>_ _ _ _ _ _ _ <text:s/>as I can.</text:p>
      <text:p text:style-name="P1">12. I should allow no <text:s/>_ _ _ _ _ _ _ .</text:p>
      <text:p text:style-name="P1">13. Good habits make their acts more <text:s/>_ _ _ _ _ _ _ , <text:s/>_ _ _ _ _ _ _ , <text:s/>_ _ _ _ _ _ _ .</text:p>
      <text:p text:style-name="P1">14. Character is the sum-total of <text:s/>_ _ _ _ _ _ _ .</text:p>
      <text:p text:style-name="P1">15. Character is due to <text:s/>_ _ _ _ _ _ _ , <text:s/>_ _ _ _ _ _ _ <text:s/>and <text:s/>_ _ _ _ _ _ _ .</text:p>
      <text:p text:style-name="P1">16. I should build up a well- _ _ _ _ _ _ _ <text:s/>character.</text:p>
      <text:p text:style-name="P1">17. This is a wise saying: Sow an <text:s/>_ _ _ _ _ _ _ , reap a <text:s/>_ _ _ _ _ _ _ ; sow a <text:s/>_ _ _ _ _ _ _ , reap a <text:s/>_ _ _ _ _ _ _ ; sow a <text:s/>_ _ _ _ _ _ _ , reap a <text:s/>_ _ _ _ _ _ _ ,</text:p>
      <text:p text:style-name="P1">18. I should regard the rule as a means of <text:s/>_ _ _ _ _ _ _ .</text:p>
      <text:p text:style-name="P1">19. It is true wisdom to say: “I should do what I (<text:span text:style-name="T8">like</text:span>) (<text:span text:style-name="T8">ought</text:span>).</text:p>
      <text:p text:style-name="P1">20. Our Lord says: “He that shall lose his life for My sake, shall <text:s/>_ _ _ _ _ _ _ it.”</text:p>
      <text:p text:style-name="P1"/>
      <text:p text:style-name="P4">1. Dispositions given by heredity are in our (body) (soul). 2. Those acquired before the use of reason are in our (body) (soul). 3. Those generated by our human acts are in our (...) and (...). 4. A habit is a (...) tendency which is produced by our (...) acts, and which helps or hinders action in line with our (...) and (...). 5. A habit which helps us to act in line with our nature and end is called a (...); one that hinders us is called a (...) habit. 6. Habits normally originate through (...) of their acts. 7. An exception is the habit of first (...). 8. We increase habits by doing acts that are more (...) than the habit. 9. We destroy a habit by doing acts of the (...) habit. 10. To gain a habit, I should make a strong (...) at the start. 11. I should back this up with as many good (...) as I can. 12. I should allow no (...). 13. Good habits make their acts more (...), (...), (...). 14. Character is the sum-total of (...). 15. Character is due to (...), (...) and (...). 16. I should build up a well-(...) character. 17. This is a wise saying: Sow an (...), reap a (...); sow a (...), reap a (...); sow a (...), reap a (...), 18. I should regard the rule as a means of (...). 19. It is true wisdom to say: “I should do what I (like) (ought). 20. Our Lord says: “He that shall lose his life for My sake, shall (...)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JARDOTTY" svg:font-family="JARDOTTY" style:font-pitch="variable"/>
    <style:font-face style:name="Linux Libertine Display O" svg:font-family="'Linux Libertine Display O'"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1:55:24.525809670</meta:creation-date>
    <dc:date>2016-05-02T11:59:33.750301196</dc:date>
    <meta:editing-duration>PT4M9S</meta:editing-duration>
    <meta:editing-cycles>1</meta:editing-cycles>
    <meta:document-statistic meta:table-count="0" meta:image-count="0" meta:object-count="0" meta:page-count="2" meta:paragraph-count="23" meta:word-count="746" meta:character-count="3000" meta:non-whitespace-character-count="2234"/>
    <meta:generator>LibreOffice/5.1.2.2.0$Linux_X86_64 LibreOffice_project/10m0$Build-2</meta:generator>
  </office:meta>
</office:document-meta>
</file>